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01000000013D9CF3F6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098in"/>
      <style:text-properties fo:padding="0.0193in" fo:border="0.06pt solid #dddddd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222222" style:font-name="arial" fo:font-size="14.25pt" fo:letter-spacing="normal" fo:font-style="normal" fo:font-weight="bold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222222" style:font-name="arial" fo:font-size="14.25pt" fo:letter-spacing="normal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1f1f1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alentina user story interview questions</text:p>
      <text:p text:style-name="P2"/>
      <text:p text:style-name="P4">What kind of work do you do? (eg: independent designer, designer working in a firm, pattern maker, student, etc.)</text:p>
      <text:p text:style-name="P4">How many other people do you work with?</text:p>
      <text:p text:style-name="P4">Who are your clients?</text:p>
      <text:p text:style-name="P4">Are you comfortable sharing your designs with others? Other designers? The public? People who might want to modify your design?</text:p>
      <text:p text:style-name="P4">How do you find out about:</text:p>
      <text:p text:style-name="P4">Suppliers?</text:p>
      <text:p text:style-name="P4">Contractors providing special services? (eg: Laser cutting)</text:p>
      <text:p text:style-name="P4">Do you make your own patterns?</text:p>
      <text:p text:style-name="P4">What frustrates you most about patternmaking?</text:p>
      <text:p text:style-name="P4">How do your clients find you?</text:p>
      <text:p text:style-name="P4">Which social media networks do you belong to (as a designer, and in service of your business)?</text:p>
      <text:p text:style-name="P4">How did you learn your trade? Formal education? Informally? In the workplace? Are there parts of your practice that you learned in formal education and parts you learned elsewhere?</text:p>
      <text:p text:style-name="P4">If you had formal training in patternmaking during a fashion degree, do you think it was enough? Did you learn additional patternmaking skills outside of school? How? Where?</text:p>
      <text:p text:style-name="P4">How do you decide which fabric to choose for a garment? Where did you learn to do that?</text:p>
      <text:p text:style-name="P4">When choosing fabric, do you need it to meet particular non-technical requirements? (eg: Sustainability, source origin, certifications, etc.)</text:p>
      <text:p text:style-name="P4">How do you design your patterns now? (Software, by hand…?)</text:p>
      <text:p text:style-name="P4">Have you always designed patterns that way? If not, when did you switch? <text:soft-page-break/>Why?</text:p>
      <text:p text:style-name="P4">What do you like most about drafting patterns the way you do? What do you dislike most about?</text:p>
      <text:p text:style-name="P4">If you don't use software to design patterns, is there any special reason why not?</text:p>
      <text:p text:style-name="P4">If you do use software, which one? How did you learn it? How much does it cost?</text:p>
      <text:p text:style-name="P4">What do you feel is missing from the software you use for pattern design?</text:p>
      <text:section text:style-name="Sect1" text:name=":hi">
        <text:p text:style-name="P1"><draw:frame draw:style-name="fr1" draw:name="Image1" text:anchor-type="as-char" svg:width="0.2083in" svg:height="0.0835in" draw:z-index="0"><draw:image xlink:href="Pictures/1000020000000001000000013D9CF3F6.gif" xlink:type="simple" xlink:show="embed" xlink:actuate="onLoad"/></draw:frame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Spencer</meta:initial-creator>
    <meta:creation-date>2015-12-09T17:56:11.831130453</meta:creation-date>
    <dc:date>2015-12-09T18:03:21.670087961</dc:date>
    <dc:creator>Susan Spencer</dc:creator>
    <meta:editing-duration>P0D</meta:editing-duration>
    <meta:editing-cycles>1</meta:editing-cycles>
    <meta:generator>LibreOffice/4.2.8.2$Linux_X86_64 LibreOffice_project/420m0$Build-2</meta:generator>
    <meta:document-statistic meta:table-count="0" meta:image-count="1" meta:object-count="0" meta:page-count="2" meta:paragraph-count="23" meta:word-count="286" meta:character-count="1676" meta:non-whitespace-character-count="1412"/>
  </office:meta>
</office:document-meta>
</file>